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685A8B8C1F33C293DF.png" manifest:media-type="image/png"/>
  <manifest:file-entry manifest:full-path="Pictures/1000000100000181000001D782FFB7B9DA9DD9AF.png" manifest:media-type="image/png"/>
  <manifest:file-entry manifest:full-path="Pictures/100000000000078000000780226266B22D4BBEBB.png" manifest:media-type="image/png"/>
  <manifest:file-entry manifest:full-path="Pictures/1000000000000110000000BAC31E416FCC45A34E.png" manifest:media-type="image/png"/>
  <manifest:file-entry manifest:full-path="Pictures/1000000100000800000008006E021768666E1A63.png" manifest:media-type="image/png"/>
  <manifest:file-entry manifest:full-path="Pictures/100000010000020000000200B4730F75EF143061.png" manifest:media-type="image/png"/>
  <manifest:file-entry manifest:full-path="Pictures/100000010000020000000200DCCD7D91970B4CC8.png" manifest:media-type="image/png"/>
  <manifest:file-entry manifest:full-path="Pictures/1000000000000168000001689B365FFB5723FE24.png" manifest:media-type="image/png"/>
  <manifest:file-entry manifest:full-path="Pictures/10000000000000C8000000C8A1959E563CD9C0E5.png" manifest:media-type="image/png"/>
  <manifest:file-entry manifest:full-path="Pictures/10000000000003840000024424BC8E558726DBF1.jpg" manifest:media-type="image/jpeg"/>
  <manifest:file-entry manifest:full-path="Pictures/1000000000000389000002C5530E22AD7B1FA10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ff0000" draw:marker-start-width="0.427cm" draw:marker-end-width="0.427cm" draw:fill="solid" draw:fill-color="#ff0000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203cm" svg:stroke-color="#e6e905" draw:marker-start-width="0.503cm" draw:marker-end-width="0.503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02cm" svg:stroke-color="#81d41a" draw:marker-start-width="0.352cm" draw:marker-end-width="0.352cm" draw:fill="none" draw:textarea-horizontal-align="justify" draw:textarea-vertical-align="middle" draw:auto-grow-height="false" fo:min-height="0.603cm" fo:min-width="0.352cm" fo:padding-top="0.175cm" fo:padding-bottom="0.175cm" fo:padding-left="0.3cm" fo:padding-right="0.3cm"/>
    </style:style>
    <style:style style:name="gr5" style:family="graphic" style:parent-style-name="standard">
      <style:graphic-properties svg:stroke-color="#e6e905" draw:textarea-horizontal-align="justify" draw:textarea-vertical-align="middle" draw:auto-grow-height="false" fo:min-height="0.068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5.625cm" fo:min-width="18.5cm" fo:padding-top="0.25cm" fo:padding-bottom="0.25cm" fo:padding-left="0.375cm" fo:padding-right="0.375cm"/>
    </style:style>
    <style:style style:name="gr8" style:family="graphic" style:parent-style-name="standard">
      <style:graphic-properties draw:textarea-horizontal-align="justify" draw:textarea-vertical-align="middle" draw:auto-grow-height="false" fo:min-height="0.702cm" fo:min-width="9.66cm"/>
    </style:style>
    <style:style style:name="gr9" style:family="graphic" style:parent-style-name="standard">
      <style:graphic-properties draw:stroke="none" svg:stroke-color="#ff4000" draw:fill="none" draw:fill-color="#ffffff" fo:min-height="0.385cm"/>
      <style:paragraph-properties style:writing-mode="lr-tb"/>
    </style:style>
    <style:style style:name="gr1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5.375cm" fo:min-width="18.25cm" fo:padding-top="0.25cm" fo:padding-bottom="0.25cm" fo:padding-left="0.375cm" fo:padding-right="0.375cm"/>
    </style:style>
    <style:style style:name="gr11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2cm" svg:stroke-color="#ff8000" draw:marker-start-width="0.352cm" draw:marker-end-width="0.352cm" draw:fill="none" draw:textarea-horizontal-align="justify" draw:textarea-vertical-align="middle" draw:auto-grow-height="false" fo:min-height="0.603cm" fo:min-width="0.352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6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102cm" svg:stroke-color="#81d41a" draw:marker-start-width="0.352cm" draw:marker-end-width="0.352cm" draw:fill="none" draw:textarea-horizontal-align="justify" draw:textarea-vertical-align="middle" draw:auto-grow-height="false" fo:min-height="1.873cm" fo:min-width="1.621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1.3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 style:writing-mode="lr-tb"/>
      <style:text-properties fo:color="#c9211e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884cm" svg:x="0.733cm" svg:y="7.35cm">
          <draw:image xlink:href="Pictures/1000000000000389000002C5530E22AD7B1FA105.jpg" xlink:type="simple" xlink:show="embed" xlink:actuate="onLoad" draw:mime-type="image/jpeg">
            <text:p/>
          </draw:image>
        </draw:frame>
        <draw:g>
          <draw:line draw:style-name="gr2" draw:text-style-name="P2" draw:layer="layout" svg:x1="4.492cm" svg:y1="18.456cm" svg:x2="5.762cm" svg:y2="17.504cm">
            <text:p/>
          </draw:line>
          <draw:line draw:style-name="gr2" draw:text-style-name="P2" draw:layer="layout" svg:x1="5.758cm" svg:y1="18.462cm" svg:x2="4.584cm" svg:y2="17.394cm">
            <text:p/>
          </draw:line>
        </draw:g>
        <draw:g>
          <draw:line draw:style-name="gr2" draw:text-style-name="P2" draw:layer="layout" svg:x1="9.572cm" svg:y1="18.139cm" svg:x2="10.842cm" svg:y2="17.187cm">
            <text:p/>
          </draw:line>
          <draw:line draw:style-name="gr2" draw:text-style-name="P2" draw:layer="layout" svg:x1="10.838cm" svg:y1="18.145cm" svg:x2="9.664cm" svg:y2="17.077cm">
            <text:p/>
          </draw:line>
        </draw:g>
        <draw:line draw:style-name="gr3" draw:text-style-name="P1" draw:layer="layout" svg:x1="3.222cm" svg:y1="13.047cm" svg:x2="3.258cm" svg:y2="15.921cm">
          <text:p/>
        </draw:line>
        <draw:line draw:style-name="gr3" draw:text-style-name="P1" draw:layer="layout" svg:x1="3.205cm" svg:y1="13.065cm" svg:x2="6.397cm" svg:y2="13.065cm">
          <text:p/>
        </draw:line>
        <draw:line draw:style-name="gr3" draw:text-style-name="P1" draw:layer="layout" svg:x1="6.397cm" svg:y1="11.16cm" svg:x2="10.525cm" svg:y2="11.16cm">
          <text:p/>
        </draw:line>
        <draw:line draw:style-name="gr3" draw:text-style-name="P1" draw:layer="layout" svg:x1="6.361cm" svg:y1="11.16cm" svg:x2="6.397cm" svg:y2="13.065cm">
          <text:p/>
        </draw:line>
        <draw:line draw:style-name="gr3" draw:text-style-name="P1" draw:layer="layout" svg:x1="10.171cm" svg:y1="11.16cm" svg:x2="10.207cm" svg:y2="14.97cm">
          <text:p/>
        </draw:line>
        <draw:g>
          <draw:frame draw:style-name="gr1" draw:text-style-name="P1" draw:layer="layout" svg:width="0.952cm" svg:height="0.952cm" svg:x="3.857cm" svg:y="14.65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4" draw:text-style-name="P1" draw:layer="layout" svg:width="0.952cm" svg:height="0.953cm" svg:x="3.858cm" svg:y="14.65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0.952cm" svg:height="0.952cm" svg:x="5.127cm" svg:y="13.38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4" draw:text-style-name="P1" draw:layer="layout" svg:width="0.952cm" svg:height="0.953cm" svg:x="5.128cm" svg:y="13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0.952cm" svg:height="0.952cm" svg:x="7.667cm" svg:y="13.38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4" draw:text-style-name="P1" draw:layer="layout" svg:width="0.952cm" svg:height="0.953cm" svg:x="7.668cm" svg:y="13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0.952cm" svg:height="0.952cm" svg:x="3.857cm" svg:y="13.38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4" draw:text-style-name="P1" draw:layer="layout" svg:width="0.952cm" svg:height="0.953cm" svg:x="3.858cm" svg:y="13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0.952cm" svg:height="0.952cm" svg:x="7.667cm" svg:y="12.11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4" draw:text-style-name="P1" draw:layer="layout" svg:width="0.952cm" svg:height="0.953cm" svg:x="7.668cm" svg:y="12.112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layout" svg:x1="13.699cm" svg:y1="13.374cm" svg:x2="15.922cm" svg:y2="11.958cm">
            <text:p/>
          </draw:line>
          <draw:line draw:style-name="gr2" draw:text-style-name="P2" draw:layer="layout" svg:x1="15.917cm" svg:y1="13.383cm" svg:x2="13.861cm" svg:y2="11.795cm">
            <text:p/>
          </draw:line>
        </draw:g>
        <draw:g>
          <draw:line draw:style-name="gr2" draw:text-style-name="P2" draw:layer="layout" svg:x1="13.699cm" svg:y1="17.184cm" svg:x2="15.922cm" svg:y2="15.768cm">
            <text:p/>
          </draw:line>
          <draw:line draw:style-name="gr2" draw:text-style-name="P2" draw:layer="layout" svg:x1="15.917cm" svg:y1="17.193cm" svg:x2="13.861cm" svg:y2="15.605cm">
            <text:p/>
          </draw:line>
        </draw:g>
        <draw:custom-shape draw:style-name="gr5" draw:text-style-name="P3" draw:layer="layout" svg:width="0.317cm" svg:height="0.318cm" svg:x="3.222cm" svg:y="14.3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0.318cm" svg:x="4.81cm" svg:y="13.0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0.318cm" svg:x="7.985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0.318cm" svg:x="9.89cm" svg:y="13.065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0.525cm" svg:y1="13.809cm" svg:x2="11.795cm" svg:y2="12.857cm">
            <text:p/>
          </draw:line>
          <draw:line draw:style-name="gr2" draw:text-style-name="P2" draw:layer="layout" svg:x1="11.791cm" svg:y1="13.815cm" svg:x2="10.617cm" svg:y2="12.747cm">
            <text:p/>
          </draw:line>
        </draw:g>
        <draw:frame draw:style-name="gr6" draw:text-style-name="P3" draw:layer="layout" svg:width="0.635cm" svg:height="0.635cm" svg:x="9.255cm" svg:y="14.335cm">
          <draw:image xlink:href="Pictures/1000000000000168000001689B365FFB5723FE24.png" xlink:type="simple" xlink:show="embed" xlink:actuate="onLoad" draw:mime-type="image/png">
            <text:p/>
          </draw:image>
        </draw:frame>
        <draw:custom-shape draw:style-name="gr7" draw:text-style-name="P1" draw:layer="layout" svg:width="19cm" svg:height="15.875cm" svg:x="1cm" svg:y="7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16cm" svg:height="0.952cm" svg:x="5.762cm" svg:y="6.39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303cm" svg:height="0.962cm" svg:x="7.349cm" svg:y="6.388cm">
          <draw:text-box>
            <text:p text:style-name="P4"><text:span text:style-name="T1">PIĘTRO PROJEKT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12.243cm" svg:x="1.001cm" svg:y="8.759cm">
          <draw:image xlink:href="Pictures/10000000000003840000024424BC8E558726DBF1.jpg" xlink:type="simple" xlink:show="embed" xlink:actuate="onLoad" draw:mime-type="image/jpeg">
            <text:p/>
          </draw:image>
        </draw:frame>
        <draw:custom-shape draw:style-name="gr10" draw:text-style-name="P1" draw:layer="layout" svg:width="19cm" svg:height="15.875cm" svg:x="1cm" svg:y="7.032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4.492cm" svg:y1="15.916cm" svg:x2="5.762cm" svg:y2="14.964cm">
            <text:p/>
          </draw:line>
          <draw:line draw:style-name="gr2" draw:text-style-name="P2" draw:layer="layout" svg:x1="5.758cm" svg:y1="15.922cm" svg:x2="4.584cm" svg:y2="14.854cm">
            <text:p/>
          </draw:line>
        </draw:g>
        <draw:g>
          <draw:line draw:style-name="gr2" draw:text-style-name="P2" draw:layer="layout" svg:x1="11.16cm" svg:y1="13.809cm" svg:x2="12.43cm" svg:y2="12.857cm">
            <text:p/>
          </draw:line>
          <draw:line draw:style-name="gr2" draw:text-style-name="P2" draw:layer="layout" svg:x1="12.426cm" svg:y1="13.815cm" svg:x2="11.252cm" svg:y2="12.747cm">
            <text:p/>
          </draw:line>
        </draw:g>
        <draw:frame draw:style-name="gr1" draw:text-style-name="P1" draw:layer="layout" svg:width="1.324cm" svg:height="1.324cm" svg:x="15.821cm" svg:y="11.741cm">
          <draw:image xlink:href="Pictures/100000010000020000000200DCCD7D91970B4CC8.png" xlink:type="simple" xlink:show="embed" xlink:actuate="onLoad" draw:mime-type="image/png">
            <text:p/>
          </draw:image>
        </draw:frame>
        <draw:g>
          <draw:frame draw:style-name="gr11" draw:text-style-name="P1" draw:layer="layout" svg:width="0.952cm" svg:height="0.952cm" svg:x="4.809cm" svg:y="17.19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12" draw:text-style-name="P1" draw:layer="layout" svg:width="0.952cm" svg:height="0.953cm" svg:x="4.81cm" svg:y="17.19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1" draw:text-style-name="P1" draw:layer="layout" svg:width="0.952cm" svg:height="0.952cm" svg:x="8.937cm" svg:y="17.19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12" draw:text-style-name="P1" draw:layer="layout" svg:width="0.952cm" svg:height="0.953cm" svg:x="8.938cm" svg:y="17.19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0.952cm" svg:height="0.952cm" svg:x="5.127cm" svg:y="11.795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4" draw:text-style-name="P1" draw:layer="layout" svg:width="0.952cm" svg:height="0.953cm" svg:x="5.128cm" svg:y="11.79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0.952cm" svg:height="0.952cm" svg:x="5.127cm" svg:y="13.38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4" draw:text-style-name="P1" draw:layer="layout" svg:width="0.952cm" svg:height="0.953cm" svg:x="5.128cm" svg:y="13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0.952cm" svg:height="0.952cm" svg:x="7.984cm" svg:y="12.4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4" draw:text-style-name="P1" draw:layer="layout" svg:width="0.952cm" svg:height="0.953cm" svg:x="7.985cm" svg:y="12.429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0.952cm" svg:height="0.952cm" svg:x="9.572cm" svg:y="12.43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4" draw:text-style-name="P1" draw:layer="layout" svg:width="0.952cm" svg:height="0.953cm" svg:x="9.573cm" svg:y="12.429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3.857cm" svg:y1="11.16cm" svg:x2="10.842cm" svg:y2="11.16cm">
          <text:p/>
        </draw:line>
        <draw:line draw:style-name="gr3" draw:text-style-name="P1" draw:layer="layout" svg:x1="3.857cm" svg:y1="11.16cm" svg:x2="3.893cm" svg:y2="14.034cm">
          <text:p/>
        </draw:line>
        <draw:line draw:style-name="gr3" draw:text-style-name="P1" draw:layer="layout" svg:x1="10.806cm" svg:y1="11.142cm" svg:x2="10.842cm" svg:y2="14.016cm">
          <text:p/>
        </draw:line>
        <draw:custom-shape draw:style-name="gr8" draw:text-style-name="P3" draw:layer="layout" svg:width="10.16cm" svg:height="0.952cm" svg:x="5.762cm" svg:y="6.39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303cm" svg:height="0.962cm" svg:x="7.35cm" svg:y="6.388cm">
          <draw:text-box>
            <text:p text:style-name="P4"><text:span text:style-name="T1">PODDASZE PROJEKT</text:span></text:p>
          </draw:text-box>
        </draw:frame>
        <draw:g>
          <draw:g>
            <draw:frame draw:style-name="gr11" draw:text-style-name="P1" draw:layer="layout" svg:width="0.952cm" svg:height="0.952cm" svg:x="1.27cm" svg:y="23.698cm">
              <draw:image xlink:href="Pictures/10000000000000C8000000C8A1959E563CD9C0E5.png" xlink:type="simple" xlink:show="embed" xlink:actuate="onLoad" draw:mime-type="image/png">
                <text:p/>
              </draw:image>
            </draw:frame>
            <draw:custom-shape draw:style-name="gr12" draw:text-style-name="P1" draw:layer="layout" svg:width="0.952cm" svg:height="0.953cm" svg:x="1.271cm" svg:y="23.69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0.952cm" svg:height="0.952cm" svg:x="1.27cm" svg:y="24.969cm">
              <draw:image xlink:href="Pictures/10000000000000C8000000C8A1959E563CD9C0E5.png" xlink:type="simple" xlink:show="embed" xlink:actuate="onLoad" draw:mime-type="image/png">
                <text:p/>
              </draw:image>
            </draw:frame>
            <draw:custom-shape draw:style-name="gr4" draw:text-style-name="P1" draw:layer="layout" svg:width="0.952cm" svg:height="0.953cm" svg:x="1.271cm" svg:y="24.96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6" draw:layer="layout" svg:width="10.795cm" svg:height="2.384cm" svg:x="2.541cm" svg:y="23.698cm">
            <draw:text-box>
              <text:p>Stacja administracyjna </text:p>
              <text:p/>
              <text:p>Stacja robocza</text:p>
            </draw:text-box>
          </draw:frame>
        </draw:g>
        <draw:g>
          <draw:g>
            <draw:line draw:style-name="gr2" draw:text-style-name="P2" draw:layer="layout" svg:x1="1.049cm" svg:y1="27.509cm" svg:x2="2.001cm" svg:y2="26.84cm">
              <text:p/>
            </draw:line>
            <draw:line draw:style-name="gr2" draw:text-style-name="P2" draw:layer="layout" svg:x1="1.998cm" svg:y1="27.513cm" svg:x2="1.118cm" svg:y2="26.763cm">
              <text:p/>
            </draw:line>
          </draw:g>
          <draw:frame draw:style-name="gr14" draw:text-style-name="P6" draw:layer="layout" svg:width="10.795cm" svg:height="2.384cm" svg:x="2.319cm" svg:y="26.717cm">
            <draw:text-box>
              <text:p>Miejsce niezagospodarnowane</text:p>
              <text:p/>
              <text:p>Okablowanie poziome</text:p>
            </draw:text-box>
          </draw:frame>
          <draw:line draw:style-name="gr3" draw:text-style-name="P1" draw:layer="layout" svg:x1="0.635cm" svg:y1="29.101cm" svg:x2="2.001cm" svg:y2="28.206cm">
            <text:p/>
          </draw:line>
        </draw:g>
      </draw:page>
      <draw:page draw:name="page3" draw:style-name="dp1" draw:master-page-name="Default">
        <draw:frame draw:style-name="gr1" draw:text-style-name="P1" draw:layer="layout" svg:width="1.959cm" svg:height="1.959cm" svg:x="2.168cm" svg:y="21.583cm">
          <draw:image xlink:href="Pictures/100000010000020000000200DCCD7D91970B4CC8.png" xlink:type="simple" xlink:show="embed" xlink:actuate="onLoad" draw:mime-type="image/png">
            <text:p/>
          </draw:image>
        </draw:frame>
        <draw:g>
          <draw:g>
            <draw:frame draw:style-name="gr11" draw:text-style-name="P1" draw:layer="layout" svg:width="0.952cm" svg:height="0.952cm" svg:x="2.269cm" svg:y="14.97cm">
              <draw:image xlink:href="Pictures/10000000000000C8000000C8A1959E563CD9C0E5.png" xlink:type="simple" xlink:show="embed" xlink:actuate="onLoad" draw:mime-type="image/png">
                <text:p/>
              </draw:image>
            </draw:frame>
            <draw:custom-shape draw:style-name="gr12" draw:text-style-name="P1" draw:layer="layout" svg:width="0.952cm" svg:height="0.953cm" svg:x="2.27cm" svg:y="14.969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0.952cm" svg:height="0.952cm" svg:x="2.269cm" svg:y="16.241cm">
              <draw:image xlink:href="Pictures/10000000000000C8000000C8A1959E563CD9C0E5.png" xlink:type="simple" xlink:show="embed" xlink:actuate="onLoad" draw:mime-type="image/png">
                <text:p/>
              </draw:image>
            </draw:frame>
            <draw:custom-shape draw:style-name="gr4" draw:text-style-name="P1" draw:layer="layout" svg:width="0.952cm" svg:height="0.953cm" svg:x="2.27cm" svg:y="16.2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6" draw:layer="layout" svg:width="10.795cm" svg:height="2.384cm" svg:x="3.54cm" svg:y="14.97cm">
            <draw:text-box>
              <text:p>Stacja administracyjna </text:p>
              <text:p/>
              <text:p>Stacja robocza</text:p>
            </draw:text-box>
          </draw:frame>
        </draw:g>
        <draw:g>
          <draw:g>
            <draw:line draw:style-name="gr2" draw:text-style-name="P2" draw:layer="layout" svg:x1="2.27cm" svg:y1="10.838cm" svg:x2="3.222cm" svg:y2="10.169cm">
              <text:p/>
            </draw:line>
            <draw:line draw:style-name="gr2" draw:text-style-name="P2" draw:layer="layout" svg:x1="3.219cm" svg:y1="10.842cm" svg:x2="2.339cm" svg:y2="10.092cm">
              <text:p/>
            </draw:line>
          </draw:g>
          <draw:frame draw:style-name="gr15" draw:text-style-name="P6" draw:layer="layout" svg:width="10.795cm" svg:height="2.384cm" svg:x="3.54cm" svg:y="10.046cm">
            <draw:text-box>
              <text:p>Miejsce niezagospodarnowane</text:p>
              <text:p/>
              <text:p>Okablowanie poziome</text:p>
            </draw:text-box>
          </draw:frame>
          <draw:line draw:style-name="gr3" draw:text-style-name="P1" draw:layer="layout" svg:x1="1.856cm" svg:y1="12.43cm" svg:x2="3.222cm" svg:y2="11.535cm">
            <text:p/>
          </draw:line>
        </draw:g>
        <draw:frame draw:style-name="gr6" draw:text-style-name="P3" draw:layer="layout" svg:width="1.587cm" svg:height="1.587cm" svg:x="1.953cm" svg:y="18.463cm">
          <draw:image xlink:href="Pictures/1000000000000168000001689B365FFB5723FE24.png" xlink:type="simple" xlink:show="embed" xlink:actuate="onLoad" draw:mime-type="image/png">
            <text:p/>
          </draw:image>
        </draw:frame>
        <draw:frame draw:style-name="gr13" draw:text-style-name="P6" draw:layer="layout" svg:width="10.795cm" svg:height="1.905cm" svg:x="3.54cm" svg:y="18.936cm">
          <draw:text-box>
            <text:p>Access Point</text:p>
            <text:p/>
          </draw:text-box>
        </draw:frame>
      </draw:page>
      <draw:page draw:name="page4" draw:style-name="dp1" draw:master-page-name="Default">
        <draw:frame draw:style-name="gr6" draw:text-style-name="P3" draw:layer="layout" svg:width="4.445cm" svg:height="4.445cm" svg:x="2.27cm" svg:y="10.842cm">
          <draw:image xlink:href="Pictures/100000010000020000000200B4730F75EF143061.png" xlink:type="simple" xlink:show="embed" xlink:actuate="onLoad" draw:mime-type="image/png">
            <text:p/>
          </draw:image>
        </draw:frame>
        <draw:frame draw:style-name="gr6" draw:text-style-name="P3" draw:layer="layout" svg:width="4.957cm" svg:height="3.389cm" svg:x="10.207cm" svg:y="11.477cm">
          <draw:image xlink:href="Pictures/1000000000000110000000BAC31E416FCC45A34E.png" xlink:type="simple" xlink:show="embed" xlink:actuate="onLoad" draw:mime-type="image/png">
            <text:p/>
          </draw:image>
        </draw:frame>
        <draw:frame draw:style-name="gr6" draw:text-style-name="P3" draw:layer="layout" svg:width="1.905cm" svg:height="1.905cm" draw:transform="rotate (2.8305749808844) translate (4.401cm 20.859cm)">
          <draw:image xlink:href="Pictures/1000000000000168000001689B365FFB5723FE24.png" xlink:type="simple" xlink:show="embed" xlink:actuate="onLoad" draw:mime-type="image/png">
            <text:p/>
          </draw:image>
        </draw:frame>
        <draw:frame draw:style-name="gr6" draw:text-style-name="P3" draw:layer="layout" svg:width="7.57cm" svg:height="7.57cm" svg:x="12.112cm" svg:y="15.337cm">
          <draw:image xlink:href="Pictures/1000000100000800000008006E021768666E1A63.png" xlink:type="simple" xlink:show="embed" xlink:actuate="onLoad" draw:mime-type="image/png">
            <text:p/>
          </draw:image>
        </draw:frame>
        <draw:frame draw:style-name="gr6" draw:text-style-name="P3" draw:layer="layout" svg:width="5.397cm" svg:height="5.397cm" svg:x="4.81cm" svg:y="16.24cm">
          <draw:image xlink:href="Pictures/100000000000078000000780226266B22D4BBEBB.png" xlink:type="simple" xlink:show="embed" xlink:actuate="onLoad" draw:mime-type="image/png">
            <text:p/>
          </draw:image>
        </draw:frame>
        <draw:line draw:style-name="gr16" draw:text-style-name="P1" draw:layer="layout" svg:x1="6.715cm" svg:y1="13.065cm" svg:x2="9.89cm" svg:y2="13.065cm">
          <text:p/>
        </draw:line>
        <draw:line draw:style-name="gr16" draw:text-style-name="P1" draw:layer="layout" svg:x1="14.97cm" svg:y1="14.611cm" svg:x2="16.819cm" svg:y2="17.192cm">
          <text:p/>
        </draw:line>
        <draw:line draw:style-name="gr16" draw:text-style-name="P1" draw:layer="layout" svg:x1="10.49cm" svg:y1="14.652cm" svg:x2="8.302cm" svg:y2="16.953cm">
          <text:p/>
        </draw:line>
        <draw:g>
          <draw:frame draw:style-name="gr1" draw:text-style-name="P1" draw:layer="layout" svg:width="2.221cm" svg:height="2.221cm" svg:x="12.747cm" svg:y="21.956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17" draw:text-style-name="P1" draw:layer="layout" svg:width="2.221cm" svg:height="2.223cm" svg:x="12.749cm" svg:y="21.95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3" draw:layer="layout" svg:width="1.412cm" svg:height="1.727cm" svg:x="1cm" svg:y="21.176cm">
          <draw:image xlink:href="Pictures/1000000100000181000001D782FFB7B9DA9DD9AF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2.221cm" svg:height="2.221cm" svg:x="15.922cm" svg:y="21.956cm">
            <draw:image xlink:href="Pictures/10000000000000C8000000C8A1959E563CD9C0E5.png" xlink:type="simple" xlink:show="embed" xlink:actuate="onLoad" draw:mime-type="image/png">
              <text:p/>
            </draw:image>
          </draw:frame>
          <draw:custom-shape draw:style-name="gr17" draw:text-style-name="P1" draw:layer="layout" svg:width="2.221cm" svg:height="2.223cm" svg:x="15.924cm" svg:y="21.95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3" draw:layer="layout" svg:width="2.54cm" svg:height="2.54cm" svg:x="3.222cm" svg:y="20.859cm">
          <draw:image xlink:href="Pictures/1000000000000168000001685A8B8C1F33C293DF.png" xlink:type="simple" xlink:show="embed" xlink:actuate="onLoad" draw:mime-type="image/png">
            <text:p/>
          </draw:image>
        </draw:frame>
        <draw:line draw:style-name="gr16" draw:text-style-name="P1" draw:layer="layout" svg:x1="14.335cm" svg:y1="20.367cm" svg:x2="14.138cm" svg:y2="21.649cm">
          <text:p/>
        </draw:line>
        <draw:line draw:style-name="gr16" draw:text-style-name="P1" draw:layer="layout" svg:x1="17.072cm" svg:y1="20.367cm" svg:x2="16.875cm" svg:y2="21.649cm">
          <text:p/>
        </draw:line>
        <draw:frame draw:style-name="gr18" draw:text-style-name="P5" draw:layer="layout" svg:width="4.128cm" svg:height="1.585cm" svg:x="2.904cm" svg:y="13.065cm">
          <draw:text-box>
            <text:p text:style-name="P4"><text:span text:style-name="T2">internet</text:span></text:p>
          </draw:text-box>
        </draw:frame>
        <draw:frame draw:style-name="gr18" draw:text-style-name="P5" draw:layer="layout" svg:width="4.128cm" svg:height="1.585cm" svg:x="11.16cm" svg:y="13.385cm">
          <draw:text-box>
            <text:p text:style-name="P4"><text:span text:style-name="T2">router</text:span></text:p>
          </draw:text-box>
        </draw:frame>
        <draw:frame draw:style-name="gr18" draw:text-style-name="P5" draw:layer="layout" svg:width="4.128cm" svg:height="1.585cm" svg:x="13.7cm" svg:y="19.097cm">
          <draw:text-box>
            <text:p text:style-name="P4"><text:span text:style-name="T2">switc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05T15:00:32.927636294</dc:date>
    <meta:editing-duration>PT2H38M1S</meta:editing-duration>
    <meta:editing-cycles>8</meta:editing-cycles>
    <meta:generator>LibreOffice/7.3.7.2$Linux_X86_64 LibreOffice_project/30$Build-2</meta:generator>
    <meta:document-statistic meta:object-count="128"/>
  </office:meta>
</office:document-meta>
</file>